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edcb" officeooo:paragraph-rsid="0009edcb"/>
    </style:style>
    <style:style style:name="P2" style:family="paragraph" style:parent-style-name="Text_20_body">
      <style:text-properties officeooo:rsid="0009edcb" officeooo:paragraph-rsid="0009edcb"/>
    </style:style>
    <style:style style:name="P3" style:family="paragraph" style:parent-style-name="Heading_20_3">
      <style:text-properties officeooo:rsid="0009edcb" officeooo:paragraph-rsid="0009edcb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Heading_20_4">
      <style:text-properties officeooo:rsid="0009edcb" officeooo:paragraph-rsid="0009edcb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text-properties officeooo:rsid="0009edcb" officeooo:paragraph-rsid="0009edcb"/>
    </style:style>
    <style:style style:name="P18" style:family="paragraph" style:parent-style-name="Text_20_body" style:list-style-name="L7"/>
    <style:style style:name="T1" style:family="text">
      <style:text-properties officeooo:rsid="0009edcb"/>
    </style:style>
    <style:style style:name="T2" style:family="text">
      <style:text-properties fo:color="#ff0000" loext:opacity="100%" officeooo:rsid="0009edcb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SW</text:p>
      <text:p text:style-name="P1"/>
      <text:p text:style-name="P1">PORTADA</text:p>
      <text:p text:style-name="P1"/>
      <text:p text:style-name="P1"/>
      <text:p text:style-name="P1"/>
      <text:p text:style-name="P1"/>
      <text:p text:style-name="P2"><text:span text:style-name="Strong_20_Emphasis">Título del Proyecto:</text:span><text:line-break/><text:span text:style-name="Strong_20_Emphasis">ecoCompostaje</text:span></text:p>
      <text:p text:style-name="Text_20_body"><text:span text:style-name="Strong_20_Emphasis">Nombre de la Aplicación:</text:span><text:line-break/><text:span text:style-name="Strong_20_Emphasis">ecoGavia</text:span></text:p>
      <text:p text:style-name="Text_20_body"><text:span text:style-name="Strong_20_Emphasis">Autor</text:span><text:span text:style-name="Strong_20_Emphasis"><text:span text:style-name="T1">es</text:span></text:span><text:span text:style-name="Strong_20_Emphasis">:</text:span><text:line-break/>[Nombre del autor o grupo]</text:p>
      <text:p text:style-name="Text_20_body"><text:span text:style-name="Strong_20_Emphasis">Fecha:</text:span><text:line-break/>[Fecha de entrega]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3"><text:soft-page-break/><text:span text:style-name="Strong_20_Emphasis">Introducción</text:span></text:h>
      <text:p text:style-name="Text_20_body">El proyecto ecoCompostaje nace con el objetivo de diseñar e implementar una aplicación web híbrida que facilite la gestión del ciclo de compostaje en un centro educativo. Esta herramienta busca proporcionar una solución práctica y eficiente para registrar, consultar y administrar los datos generados durante los procesos de compostaje.</text:p>
      <text:p text:style-name="Text_20_body">La aplicación permite a los usuarios registrados registrar datos específicos sobre el estado y uso de tres tipos de composteras (aporte, higienización y maduración) durante un ciclo completo de compostaje. Asimismo, incluye un panel de administración exclusivo para el administrador, que permite la gestión de usuarios y la configuración general del sistema. La aplicación utiliza tecnologías modernas como Laravel 11, MariaDB y un front-end basado en JavaScript con Tailwind CSS, garantizando una experiencia de usuario intuitiva y fluida.</text:p>
      <text:p text:style-name="P1"/>
      <text:h text:style-name="P3" text:outline-level="3"><text:span text:style-name="Strong_20_Emphasis">Diseño e implementación</text:span></text:h>
      <text:h text:style-name="Heading_20_4" text:outline-level="4"><text:span text:style-name="Strong_20_Emphasis">Requerimientos funcionales</text:span></text:h>
      <text:p text:style-name="Text_20_body">La aplicación cubre las siguientes funcionalidades clave:</text:p>
      <text:list text:style-name="L1">
        <text:list-item>
          <text:p text:style-name="P4"><text:span text:style-name="Strong_20_Emphasis">Gestión de usuarios</text:span> a través de un panel de administración para crear, editar y eliminar usuarios.</text:p>
        </text:list-item>
        <text:list-item>
          <text:p text:style-name="P4"><text:span text:style-name="Strong_20_Emphasis">Registro de datos de compostaje</text:span>, incluyendo los estados "Antes de", "Durante" y "Después de" las acciones en cada compostera.</text:p>
        </text:list-item>
        <text:list-item>
          <text:p text:style-name="P4"><text:span text:style-name="Strong_20_Emphasis">Visualización de gráficos</text:span> interactivos que muestran la variación de temperatura de los bolos registrados.</text:p>
        </text:list-item>
        <text:list-item>
          <text:p text:style-name="P4"><text:span text:style-name="Strong_20_Emphasis">Acceso mediante autenticación</text:span> para garantizar la seguridad de los datos.</text:p>
        </text:list-item>
        <text:list-item>
          <text:p text:style-name="P5"><text:span text:style-name="Strong_20_Emphasis">Escaneo de códigos QR</text:span> para facilitar la asociación de registros con composteras específicas. <text:span text:style-name="T2">(No implementado en nuestro caso)</text:span></text:p>
        </text:list-item>
      </text:list>
      <text:p text:style-name="P1"/>
      <text:p text:style-name="P1"/>
      <text:h text:style-name="P6" text:outline-level="4"><text:span text:style-name="Strong_20_Emphasis">Arquitectura del sistema</text:span></text:h>
      <text:p text:style-name="Text_20_body">El sistema sigue una arquitectura de tipo full stack, combinando un <text:span text:style-name="Strong_20_Emphasis">backend desarrollado en Laravel</text:span> y un <text:span text:style-name="Strong_20_Emphasis">frontend en JavaScript</text:span>. La base de datos utiliza MariaDB para almacenar la información de usuarios, registros, ciclos y composteras.</text:p>
      <text:h text:style-name="Heading_20_4" text:outline-level="4"><text:span text:style-name="Strong_20_Emphasis">Modelo de datos</text:span></text:h>
      <text:p text:style-name="Text_20_body">El modelo de datos incluye las siguientes tablas principales:</text:p>
      <text:list text:style-name="L2">
        <text:list-item>
          <text:p text:style-name="P7"><text:span text:style-name="Strong_20_Emphasis">Usuarios:</text:span> Administra los datos de los usuarios, incluidos los roles (administrador o usuario).</text:p>
        </text:list-item>
        <text:list-item>
          <text:p text:style-name="P7"><text:span text:style-name="Strong_20_Emphasis">Centros:</text:span> Representa los centros educativos asociados a las composteras.</text:p>
        </text:list-item>
        <text:list-item>
          <text:p text:style-name="P7"><text:span text:style-name="Strong_20_Emphasis">Composteras:</text:span> Detalla los tipos y códigos QR de cada compostera.</text:p>
        </text:list-item>
        <text:list-item>
          <text:p text:style-name="P7"><text:span text:style-name="Strong_20_Emphasis">Registros:</text:span> Almacena la información registrada en cada visita a una compostera.</text:p>
        </text:list-item>
        <text:list-item>
          <text:p text:style-name="P8"><text:span text:style-name="Strong_20_Emphasis">Ciclos:</text:span> Define los períodos de tiempo asociados a cada compostaje.</text:p>
        </text:list-item>
      </text:list>
      <text:h text:style-name="Heading_20_4" text:outline-level="4"><text:soft-page-break/><text:span text:style-name="Strong_20_Emphasis">Seeders y factories</text:span></text:h>
      <text:p text:style-name="Text_20_body">La aplicación incluye <text:span text:style-name="Strong_20_Emphasis">seeders</text:span> y <text:span text:style-name="Strong_20_Emphasis">factories</text:span> para generar datos iniciales:</text:p>
      <text:list text:style-name="L3">
        <text:list-item>
          <text:p text:style-name="P9"><text:span text:style-name="Strong_20_Emphasis">Usuarios:</text:span> 25 usuarios estándar y un administrador.</text:p>
        </text:list-item>
        <text:list-item>
          <text:p text:style-name="P9"><text:span text:style-name="Strong_20_Emphasis">Centros:</text:span> Tres centros adicionales en Puerto del Rosario, Fuerteventura. <text:span text:style-name="T1">Que para esta primera versión hemos decidido quitar y considerarlo en una ampliación del trabajo.</text:span></text:p>
        </text:list-item>
        <text:list-item>
          <text:p text:style-name="P9"><text:span text:style-name="Strong_20_Emphasis">Composteras:</text:span> Tres composteras por centro.</text:p>
        </text:list-item>
        <text:list-item>
          <text:p text:style-name="P9"><text:span text:style-name="Strong_20_Emphasis">Registros:</text:span> Asociados a ciclos y composteras.</text:p>
        </text:list-item>
        <text:list-item>
          <text:p text:style-name="P10"><text:span text:style-name="Strong_20_Emphasis">Datos de compostaje:</text:span> 4 registros de datos "Antes", "Durante" y "Después" por cada ciclo.</text:p>
        </text:list-item>
      </text:list>
      <text:h text:style-name="P3" text:outline-level="3"><text:span text:style-name="Strong_20_Emphasis">Problemas encontrados</text:span></text:h>
      <text:h text:style-name="Heading_20_4" text:outline-level="4"><text:span text:style-name="Strong_20_Emphasis">Técnicos</text:span></text:h>
      <text:list text:style-name="L4">
        <text:list-item>
          <text:p text:style-name="P11"><text:span text:style-name="Strong_20_Emphasis">Configuración de Sanctum:</text:span> Inicialmente, hubo dificultades para configurar el middleware de autenticación con tokens de acceso personal.</text:p>
        </text:list-item>
        <text:list-item>
          <text:p text:style-name="P11"><text:span text:style-name="Strong_20_Emphasis">Compilación de recursos con Vite:</text:span> Fue necesario ajustar configuraciones para que los estilos CSS y scripts JS se cargaran correctamente.</text:p>
        </text:list-item>
        <text:list-item>
          <text:p text:style-name="P12"><text:span text:style-name="Strong_20_Emphasis">Errores en seeders:</text:span> Problemas con el formato de datos en columnas de tipo enum que se resolvieron ajustando las entradas generadas por factories.</text:p>
        </text:list-item>
      </text:list>
      <text:h text:style-name="Heading_20_4" text:outline-level="4"><text:span text:style-name="Strong_20_Emphasis">No técnicos</text:span></text:h>
      <text:list text:style-name="L5">
        <text:list-item>
          <text:p text:style-name="P13"><text:span text:style-name="Strong_20_Emphasis">Gestión del tiempo:</text:span> La implementación de gráficos avanzados requirió más tiempo del planeado, <text:span text:style-name="T1">debido a problemas con la visualización de los gráficos porque no tenía los scripts necesarios, o era complicado encontrar la información bien estructurada en internet</text:span>.</text:p>
        </text:list-item>
        <text:list-item>
          <text:p text:style-name="P14"><text:span text:style-name="Strong_20_Emphasis">Comunicación con el cliente:</text:span> <text:span text:style-name="T1">Fue complicado entender las relaciones en las tablas y los campos necesarios en base a lo que quería el cliente</text:span>.</text:p>
        </text:list-item>
      </text:list>
      <text:h text:style-name="P3" text:outline-level="3"><text:span text:style-name="Strong_20_Emphasis">Trabajo pendiente y conclusiones</text:span></text:h>
      <text:h text:style-name="Heading_20_4" text:outline-level="4"><text:span text:style-name="Strong_20_Emphasis">Trabajo pendiente</text:span></text:h>
      <text:list text:style-name="L6">
        <text:list-item>
          <text:p text:style-name="P15"><text:span text:style-name="Strong_20_Emphasis">Vista para composteras externas:</text:span> Implementar la funcionalidad para que los usuarios puedan consultar composteras de otros centros.</text:p>
        </text:list-item>
        <text:list-item>
          <text:p text:style-name="P16"><text:span text:style-name="Strong_20_Emphasis">Notificaciones automáticas:</text:span> Enviar alertas cuando los registros de compostaje indican problemas (e.g., humedad excesiva o temperatura anómala).</text:p>
        </text:list-item>
        <text:list-item>
          <text:p text:style-name="P17"><text:span text:style-name="T3">Ayudas a los usuarios:</text:span> Implementar un glosario o definiciones de lo que es cada término de la aplicación para evitar problemas de interpretación.</text:p>
        </text:list-item>
      </text:list>
      <text:h text:style-name="Heading_20_4" text:outline-level="4"><text:span text:style-name="Strong_20_Emphasis">Conclusión</text:span></text:h>
      <text:p text:style-name="Text_20_body">El proyecto ecoCompostaje ha logrado cumplir con los requerimientos mínimos especificados, ofreciendo una herramienta funcional y fácil de usar para la gestión del compostaje en centros educativos. Su arquitectura flexible y escalable permitirá agregar futuras mejoras y ampliar su alcance.</text:p>
      <text:p text:style-name="P1"/>
      <text:h text:style-name="P3" text:outline-level="3"><text:soft-page-break/><text:span text:style-name="Strong_20_Emphasis">Documentación de acceso</text:span></text:h>
      <text:h text:style-name="Heading_20_4" text:outline-level="4"><text:span text:style-name="Strong_20_Emphasis">Repositorio</text:span></text:h>
      <text:list text:style-name="L7">
        <text:list-item>
          <text:p text:style-name="P18">URL: <text:a xlink:type="simple" xlink:href="https://github.com/Navet21/ecoCompostaje" office:target-frame-name="_new" xlink:show="replace" text:style-name="Internet_20_link" text:visited-style-name="Visited_20_Internet_20_Link">ecoCompostaje GitHub Repository</text:a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8:22:31.176000000</meta:creation-date>
    <dc:date>2024-12-09T18:31:23.549000000</dc:date>
    <meta:editing-duration>PT8M52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51" meta:word-count="675" meta:character-count="4594" meta:non-whitespace-character-count="3994"/>
  </office:meta>
</office:document-meta>
</file>